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4.4311in"/>
    </style:style>
    <style:style style:name="co5" style:family="table-column">
      <style:table-column-properties fo:break-before="auto" style:column-width="1.2681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2.0189in"/>
    </style:style>
    <style:style style:name="co10" style:family="table-column">
      <style:table-column-properties fo:break-before="auto" style:column-width="1.9543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17.351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gsr_populations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opulation code</text:p>
          </table:table-cell>
          <table:table-cell office:value-type="string" calcext:value-type="string">
            <text:p>Population elastic ID</text:p>
          </table:table-cell>
          <table:table-cell office:value-type="string" calcext:value-type="string">
            <text:p>Population name</text:p>
          </table:table-cell>
          <table:table-cell office:value-type="string" calcext:value-type="string">
            <text:p>Population description</text:p>
          </table:table-cell>
          <table:table-cell office:value-type="string" calcext:value-type="string">
            <text:p>Population latitude</text:p>
          </table:table-cell>
          <table:table-cell office:value-type="string" calcext:value-type="string">
            <text:p>Population longitude</text:p>
          </table:table-cell>
          <table:table-cell office:value-type="string" calcext:value-type="string">
            <text:p>Superpopulation code</text:p>
          </table:table-cell>
          <table:table-cell office:value-type="string" calcext:value-type="string">
            <text:p>Superpopulation name</text:p>
          </table:table-cell>
          <table:table-cell office:value-type="string" calcext:value-type="string">
            <text:p>Superpopulation display colour</text:p>
          </table:table-cell>
          <table:table-cell office:value-type="string" calcext:value-type="string">
            <text:p>Superpopulation display order</text:p>
          </table:table-cell>
          <table:table-cell office:value-type="string" calcext:value-type="string">
            <text:p>Number of samples</text:p>
          </table:table-cell>
          <table:table-cell office:value-type="string" calcext:value-type="string">
            <text:p>Data collections</text:p>
          </table:table-cell>
        </table:table-row>
        <table:table-row table:style-name="ro1">
          <table:table-cell table:number-columns-repeated="2" office:value-type="string" calcext:value-type="string">
            <text:p>CHS</text:p>
          </table:table-cell>
          <table:table-cell office:value-type="string" calcext:value-type="string">
            <text:p>Southern Han Chinese</text:p>
          </table:table-cell>
          <table:table-cell office:value-type="string" calcext:value-type="string">
            <text:p>Han Chinese South</text:p>
          </table:table-cell>
          <table:table-cell office:value-type="float" office:value="23.13333" calcext:value-type="float">
            <text:p>23.13333</text:p>
          </table:table-cell>
          <table:table-cell office:value-type="float" office:value="113.266667" calcext:value-type="float">
            <text:p>113.266667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st Asian Ancestry</text:p>
          </table:table-cell>
          <table:table-cell office:value-type="string" calcext:value-type="string">
            <text:p>#778500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000 Genomes on GRCh38,1000 Genomes 30x on GRCh38,Human Genome Structural Variation Consortium, Phase 2,The Human Genome Structural Variation Consortium,1000 Genomes phase 3 release,1000 Genomes phase 1 release,90 Han Chinese high coverage genomes</text:p>
          </table:table-cell>
        </table:table-row>
        <table:table-row table:style-name="ro1"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ish in Finland</text:p>
          </table:table-cell>
          <table:table-cell office:value-type="float" office:value="60.17" calcext:value-type="float">
            <text:p>60.17</text:p>
          </table:table-cell>
          <table:table-cell office:value-type="float" office:value="24.93" calcext:value-type="float">
            <text:p>24.93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opean Ancestry</text:p>
          </table:table-cell>
          <table:table-cell office:value-type="string" calcext:value-type="string">
            <text:p>#018ead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,Geuvadis</text:p>
          </table:table-cell>
        </table:table-row>
        <table:table-row table:style-name="ro1">
          <table:table-cell table:number-columns-repeated="2" office:value-type="string" calcext:value-type="string">
            <text:p>PUR</text:p>
          </table:table-cell>
          <table:table-cell office:value-type="string" calcext:value-type="string">
            <text:p>Puerto Rican</text:p>
          </table:table-cell>
          <table:table-cell office:value-type="string" calcext:value-type="string">
            <text:p>Puerto Rican in Puerto Rico</text:p>
          </table:table-cell>
          <table:table-cell office:value-type="float" office:value="18.4" calcext:value-type="float">
            <text:p>18.4</text:p>
          </table:table-cell>
          <table:table-cell office:value-type="float" office:value="-66.1" calcext:value-type="float">
            <text:p>-66.1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American Ancestry</text:p>
          </table:table-cell>
          <table:table-cell office:value-type="string" calcext:value-type="string">
            <text:p>#71002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00 Genomes on GRCh38,1000 Genomes 30x on GRCh38,Human Genome Structural Variation Consortium, Phase 2,The Human Genome Structural Variation Consortium,1000 Genomes phase 3 release,1000 Genomes phase 1 release</text:p>
          </table:table-cell>
        </table:table-row>
        <table:table-row table:style-name="ro1">
          <table:table-cell table:number-columns-repeated="2" office:value-type="string" calcext:value-type="string">
            <text:p>KHV</text:p>
          </table:table-cell>
          <table:table-cell office:value-type="string" calcext:value-type="string">
            <text:p>Kinh Vietnamese</text:p>
          </table:table-cell>
          <table:table-cell office:value-type="string" calcext:value-type="string">
            <text:p>Kinh in Ho Chi Minh City, Vietnam</text:p>
          </table:table-cell>
          <table:table-cell office:value-type="float" office:value="10.78" calcext:value-type="float">
            <text:p>10.78</text:p>
          </table:table-cell>
          <table:table-cell office:value-type="float" office:value="106.68" calcext:value-type="float">
            <text:p>106.68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st Asian Ancestry</text:p>
          </table:table-cell>
          <table:table-cell office:value-type="string" calcext:value-type="string">
            <text:p>#778500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ACB</text:p>
          </table:table-cell>
          <table:table-cell office:value-type="string" calcext:value-type="string">
            <text:p>African Caribbean</text:p>
          </table:table-cell>
          <table:table-cell office:value-type="string" calcext:value-type="string">
            <text:p>African Caribbean in Barbados</text:p>
          </table:table-cell>
          <table:table-cell office:value-type="float" office:value="13.1" calcext:value-type="float">
            <text:p>13.1</text:p>
          </table:table-cell>
          <table:table-cell office:value-type="float" office:value="-59.62" calcext:value-type="float">
            <text:p>-59.62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rican Ancestry</text:p>
          </table:table-cell>
          <table:table-cell office:value-type="string" calcext:value-type="string">
            <text:p>#ffd84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BEB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 in Bangladesh</text:p>
          </table:table-cell>
          <table:table-cell office:value-type="float" office:value="23.7" calcext:value-type="float">
            <text:p>23.7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outh Asian Ancestry</text:p>
          </table:table-cell>
          <table:table-cell office:value-type="string" calcext:value-type="string">
            <text:p>#c44cfd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ASW</text:p>
          </table:table-cell>
          <table:table-cell office:value-type="string" calcext:value-type="string">
            <text:p>African Ancestry SW</text:p>
          </table:table-cell>
          <table:table-cell office:value-type="string" calcext:value-type="string">
            <text:p>African Ancestry in Southwest US</text:p>
          </table:table-cell>
          <table:table-cell office:value-type="float" office:value="35.483" calcext:value-type="float">
            <text:p>35.483</text:p>
          </table:table-cell>
          <table:table-cell office:value-type="float" office:value="-97.53333" calcext:value-type="float">
            <text:p>-97.53333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rican Ancestry</text:p>
          </table:table-cell>
          <table:table-cell office:value-type="string" calcext:value-type="string">
            <text:p>#ffd84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</text:p>
          </table:table-cell>
        </table:table-row>
        <table:table-row table:style-name="ro1">
          <table:table-cell table:number-columns-repeated="2" office:value-type="string" calcext:value-type="string">
            <text:p>GWD</text:p>
          </table:table-cell>
          <table:table-cell office:value-type="string" calcext:value-type="string">
            <text:p>Gambian Mandinka</text:p>
          </table:table-cell>
          <table:table-cell office:value-type="string" calcext:value-type="string">
            <text:p>Gambian in Western Division, The Gambia - Mandinka</text:p>
          </table:table-cell>
          <table:table-cell office:value-type="float" office:value="13.454876" calcext:value-type="float">
            <text:p>13.454876</text:p>
          </table:table-cell>
          <table:table-cell office:value-type="float" office:value="-16.579032" calcext:value-type="float">
            <text:p>-16.579032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rican Ancestry</text:p>
          </table:table-cell>
          <table:table-cell office:value-type="string" calcext:value-type="string">
            <text:p>#ffd845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000 Genomes on GRCh38,1000 Genomes 30x on GRCh38,Gambian Genome Variation Project (GRCh37),Human Genome Structural Variation Consortium, Phase 2,1000 Genomes phase 3 release,Gambian Genome Variation Project (GRCh38)</text:p>
          </table:table-cell>
        </table:table-row>
        <table:table-row table:style-name="ro1">
          <table:table-cell table:number-columns-repeated="2" office:value-type="string" calcext:value-type="string">
            <text:p>MSL</text:p>
          </table:table-cell>
          <table:table-cell office:value-type="string" calcext:value-type="string">
            <text:p>Mende</text:p>
          </table:table-cell>
          <table:table-cell office:value-type="string" calcext:value-type="string">
            <text:p>Mende in Sierra Leone</text:p>
          </table:table-cell>
          <table:table-cell office:value-type="float" office:value="8.48" calcext:value-type="float">
            <text:p>8.48</text:p>
          </table:table-cell>
          <table:table-cell office:value-type="float" office:value="-13.23" calcext:value-type="float">
            <text:p>-13.23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rican Ancestry</text:p>
          </table:table-cell>
          <table:table-cell office:value-type="string" calcext:value-type="string">
            <text:p>#ffd845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ESN</text:p>
          </table:table-cell>
          <table:table-cell office:value-type="string" calcext:value-type="string">
            <text:p>Esan</text:p>
          </table:table-cell>
          <table:table-cell office:value-type="string" calcext:value-type="string">
            <text:p>Esan in Nigeria</text:p>
          </table:table-cell>
          <table:table-cell office:value-type="float" office:value="9.06666" calcext:value-type="float">
            <text:p>9.06666</text:p>
          </table:table-cell>
          <table:table-cell office:value-type="float" office:value="7.483333" calcext:value-type="float">
            <text:p>7.483333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rican Ancestry</text:p>
          </table:table-cell>
          <table:table-cell office:value-type="string" calcext:value-type="string">
            <text:p>#ffd845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PJL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Punjabi in Lahore, Pakistan</text:p>
          </table:table-cell>
          <table:table-cell office:value-type="float" office:value="31.554606" calcext:value-type="float">
            <text:p>31.554606</text:p>
          </table:table-cell>
          <table:table-cell office:value-type="float" office:value="74.357158" calcext:value-type="float">
            <text:p>74.357158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outh Asian Ancestry</text:p>
          </table:table-cell>
          <table:table-cell office:value-type="string" calcext:value-type="string">
            <text:p>#c44cfd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IBS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Iberian populations in Spain</text:p>
          </table:table-cell>
          <table:table-cell office:value-type="float" office:value="40.38" calcext:value-type="float">
            <text:p>40.38</text:p>
          </table:table-cell>
          <table:table-cell office:value-type="float" office:value="-3.72" calcext:value-type="float">
            <text:p>-3.7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opean Ancestry</text:p>
          </table:table-cell>
          <table:table-cell office:value-type="string" calcext:value-type="string">
            <text:p>#018ead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</text:p>
          </table:table-cell>
        </table:table-row>
        <table:table-row table:style-name="ro1">
          <table:table-cell table:number-columns-repeated="2" office:value-type="string" calcext:value-type="string">
            <text:p>CLM</text:p>
          </table:table-cell>
          <table:table-cell office:value-type="string" calcext:value-type="string">
            <text:p>Colombian</text:p>
          </table:table-cell>
          <table:table-cell office:value-type="string" calcext:value-type="string">
            <text:p>Colombian in Medellin, Colombia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-74.066666" calcext:value-type="float">
            <text:p>-74.066666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American Ancestry</text:p>
          </table:table-cell>
          <table:table-cell office:value-type="string" calcext:value-type="string">
            <text:p>#710027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</text:p>
          </table:table-cell>
        </table:table-row>
        <table:table-row table:style-name="ro1">
          <table:table-cell table:number-columns-repeated="2" office:value-type="string" calcext:value-type="string">
            <text:p>PEL</text:p>
          </table:table-cell>
          <table:table-cell office:value-type="string" calcext:value-type="string">
            <text:p>Peruvian</text:p>
          </table:table-cell>
          <table:table-cell office:value-type="string" calcext:value-type="string">
            <text:p>Peruvian in Lima, Peru</text:p>
          </table:table-cell>
          <table:table-cell office:value-type="float" office:value="-12.04" calcext:value-type="float">
            <text:p>-12.04</text:p>
          </table:table-cell>
          <table:table-cell office:value-type="float" office:value="-77.03" calcext:value-type="float">
            <text:p>-77.03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American Ancestry</text:p>
          </table:table-cell>
          <table:table-cell office:value-type="string" calcext:value-type="string">
            <text:p>#710027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TSI</text:p>
          </table:table-cell>
          <table:table-cell office:value-type="string" calcext:value-type="string">
            <text:p>Toscani</text:p>
          </table:table-cell>
          <table:table-cell office:value-type="string" calcext:value-type="string">
            <text:p>Toscani in Italy</text:p>
          </table:table-cell>
          <table:table-cell office:value-type="float" office:value="42.1" calcext:value-type="float">
            <text:p>42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opean Ancestry</text:p>
          </table:table-cell>
          <table:table-cell office:value-type="string" calcext:value-type="string">
            <text:p>#018ead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,Geuvadis</text:p>
          </table:table-cell>
        </table:table-row>
        <table:table-row table:style-name="ro1">
          <table:table-cell table:number-columns-repeated="2" office:value-type="string" calcext:value-type="string">
            <text:p>MXL</text:p>
          </table:table-cell>
          <table:table-cell office:value-type="string" calcext:value-type="string">
            <text:p>Mexican Ancestry</text:p>
          </table:table-cell>
          <table:table-cell office:value-type="string" calcext:value-type="string">
            <text:p>Mexican Ancestry in Los Angeles, California</text:p>
          </table:table-cell>
          <table:table-cell office:value-type="float" office:value="34.0544" calcext:value-type="float">
            <text:p>34.0544</text:p>
          </table:table-cell>
          <table:table-cell office:value-type="float" office:value="-118.2439" calcext:value-type="float">
            <text:p>-118.2439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American Ancestry</text:p>
          </table:table-cell>
          <table:table-cell office:value-type="string" calcext:value-type="string">
            <text:p>#71002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</text:p>
          </table:table-cell>
        </table:table-row>
        <table:table-row table:style-name="ro1">
          <table:table-cell table:number-columns-repeated="2" office:value-type="string" calcext:value-type="string">
            <text:p>YRI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 in Ibadan, Nigeria</text:p>
          </table:table-cell>
          <table:table-cell office:value-type="float" office:value="7.4" calcext:value-type="float">
            <text:p>7.4</text:p>
          </table:table-cell>
          <table:table-cell office:value-type="float" office:value="3.92" calcext:value-type="float">
            <text:p>3.92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rican Ancestry</text:p>
          </table:table-cell>
          <table:table-cell office:value-type="string" calcext:value-type="string">
            <text:p>#ffd845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000 Genomes on GRCh38,1000 Genomes 30x on GRCh38,Human Genome Structural Variation Consortium, Phase 2,The Human Genome Structural Variation Consortium,1000 Genomes phase 3 release,1000 Genomes phase 1 release,Geuvadis</text:p>
          </table:table-cell>
        </table:table-row>
        <table:table-row table:style-name="ro1">
          <table:table-cell table:number-columns-repeated="2" office:value-type="string" calcext:value-type="string">
            <text:p>LWK</text:p>
          </table:table-cell>
          <table:table-cell office:value-type="string" calcext:value-type="string">
            <text:p>Luhya</text:p>
          </table:table-cell>
          <table:table-cell office:value-type="string" calcext:value-type="string">
            <text:p>Luhya in Webuye, Kenya</text:p>
          </table:table-cell>
          <table:table-cell office:value-type="float" office:value="-1.27" calcext:value-type="float">
            <text:p>-1.27</text:p>
          </table:table-cell>
          <table:table-cell office:value-type="float" office:value="36.61" calcext:value-type="float">
            <text:p>36.61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African Ancestry</text:p>
          </table:table-cell>
          <table:table-cell office:value-type="string" calcext:value-type="string">
            <text:p>#ffd845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</text:p>
          </table:table-cell>
        </table:table-row>
        <table:table-row table:style-name="ro1">
          <table:table-cell table:number-columns-repeated="2" office:value-type="string" calcext:value-type="string">
            <text:p>JPT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anese in Tokyo, Japan</text:p>
          </table:table-cell>
          <table:table-cell office:value-type="float" office:value="35.68" calcext:value-type="float">
            <text:p>35.68</text:p>
          </table:table-cell>
          <table:table-cell office:value-type="float" office:value="139.68" calcext:value-type="float">
            <text:p>139.68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st Asian Ancestry</text:p>
          </table:table-cell>
          <table:table-cell office:value-type="string" calcext:value-type="string">
            <text:p>#778500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</text:p>
          </table:table-cell>
        </table:table-row>
        <table:table-row table:style-name="ro1">
          <table:table-cell table:number-columns-repeated="2" office:value-type="string" calcext:value-type="string">
            <text:p>CEU</text:p>
          </table:table-cell>
          <table:table-cell office:value-type="string" calcext:value-type="string">
            <text:p>CEPH</text:p>
          </table:table-cell>
          <table:table-cell office:value-type="string" calcext:value-type="string">
            <text:p>Utah residents (CEPH) with Northern and Western European ancestry</text:p>
          </table:table-cell>
          <table:table-cell office:value-type="float" office:value="40.767" calcext:value-type="float">
            <text:p>40.767</text:p>
          </table:table-cell>
          <table:table-cell office:value-type="float" office:value="-111.8904" calcext:value-type="float">
            <text:p>-111.8904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opean Ancestry</text:p>
          </table:table-cell>
          <table:table-cell office:value-type="string" calcext:value-type="string">
            <text:p>#018ead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00 Genomes on GRCh38,1000 Genomes 30x on GRCh38,Human Genome Structural Variation Consortium, Phase 2,Illumina Platinum pedigree,1000 Genomes phase 3 release,1000 Genomes phase 1 release,Geuvadis</text:p>
          </table:table-cell>
        </table:table-row>
        <table:table-row table:style-name="ro1">
          <table:table-cell table:number-columns-repeated="2" office:value-type="string" calcext:value-type="string">
            <text:p>CHB</text:p>
          </table:table-cell>
          <table:table-cell office:value-type="string" calcext:value-type="string">
            <text:p>Han Chinese</text:p>
          </table:table-cell>
          <table:table-cell office:value-type="string" calcext:value-type="string">
            <text:p>Han Chinese in Beijing, China</text:p>
          </table:table-cell>
          <table:table-cell office:value-type="float" office:value="39.916666" calcext:value-type="float">
            <text:p>39.916666</text:p>
          </table:table-cell>
          <table:table-cell office:value-type="float" office:value="116.383333" calcext:value-type="float">
            <text:p>116.383333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st Asian Ancestry</text:p>
          </table:table-cell>
          <table:table-cell office:value-type="string" calcext:value-type="string">
            <text:p>#778500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,90 Han Chinese high coverage genomes</text:p>
          </table:table-cell>
        </table:table-row>
        <table:table-row table:style-name="ro1">
          <table:table-cell table:number-columns-repeated="2" office:value-type="string" calcext:value-type="string">
            <text:p>CDX</text:p>
          </table:table-cell>
          <table:table-cell office:value-type="string" calcext:value-type="string">
            <text:p>Dai Chinese</text:p>
          </table:table-cell>
          <table:table-cell office:value-type="string" calcext:value-type="string">
            <text:p>Chinese Dai in Xishuangbanna, China</text:p>
          </table:table-cell>
          <table:table-cell office:value-type="float" office:value="22" calcext:value-type="float">
            <text:p>22</text:p>
          </table:table-cell>
          <table:table-cell office:value-type="float" office:value="100.78" calcext:value-type="float">
            <text:p>100.78</text:p>
          </table:table-cell>
          <table:table-cell office:value-type="string" calcext:value-type="string">
            <text:p>EAS</text:p>
          </table:table-cell>
          <table:table-cell office:value-type="string" calcext:value-type="string">
            <text:p>East Asian Ancestry</text:p>
          </table:table-cell>
          <table:table-cell office:value-type="string" calcext:value-type="string">
            <text:p>#77850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GIH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ujarati Indians in Houston, TX</text:p>
          </table:table-cell>
          <table:table-cell office:value-type="float" office:value="29.7589" calcext:value-type="float">
            <text:p>29.7589</text:p>
          </table:table-cell>
          <table:table-cell office:value-type="float" office:value="-95.3677" calcext:value-type="float">
            <text:p>-95.3677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outh Asian Ancestry</text:p>
          </table:table-cell>
          <table:table-cell office:value-type="string" calcext:value-type="string">
            <text:p>#c44cfd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STU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Sri Lankan Tamil in the UK</text:p>
          </table:table-cell>
          <table:table-cell office:value-type="float" office:value="52.486243" calcext:value-type="float">
            <text:p>52.486243</text:p>
          </table:table-cell>
          <table:table-cell office:value-type="float" office:value="-1.890401" calcext:value-type="float">
            <text:p>-1.890401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outh Asian Ancestry</text:p>
          </table:table-cell>
          <table:table-cell office:value-type="string" calcext:value-type="string">
            <text:p>#c44cfd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ITU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Indian Telugu in the UK</text:p>
          </table:table-cell>
          <table:table-cell office:value-type="float" office:value="52.486243" calcext:value-type="float">
            <text:p>52.486243</text:p>
          </table:table-cell>
          <table:table-cell office:value-type="float" office:value="-1.890401" calcext:value-type="float">
            <text:p>-1.890401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outh Asian Ancestry</text:p>
          </table:table-cell>
          <table:table-cell office:value-type="string" calcext:value-type="string">
            <text:p>#c44cfd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00 Genomes on GRCh38,1000 Genomes 30x on GRCh38,Human Genome Structural Variation Consortium, Phase 2,1000 Genomes phase 3 release</text:p>
          </table:table-cell>
        </table:table-row>
        <table:table-row table:style-name="ro1">
          <table:table-cell table:number-columns-repeated="2" office:value-type="string" calcext:value-type="string">
            <text:p>GBR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British in England and Scotland</text:p>
          </table:table-cell>
          <table:table-cell office:value-type="float" office:value="52.486243" calcext:value-type="float">
            <text:p>52.486243</text:p>
          </table:table-cell>
          <table:table-cell office:value-type="float" office:value="-1.890401" calcext:value-type="float">
            <text:p>-1.890401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uropean Ancestry</text:p>
          </table:table-cell>
          <table:table-cell office:value-type="string" calcext:value-type="string">
            <text:p>#018ead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000 Genomes on GRCh38,1000 Genomes 30x on GRCh38,Human Genome Structural Variation Consortium, Phase 2,1000 Genomes phase 3 release,1000 Genomes phase 1 release,Geuvad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324" meta:object-count="0"/>
  </office:meta>
</office:document-meta>
</file>